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FilterBuilder.getFilter( Elem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RUCache.removeEldestEntry( Entry el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Cache.LRUCache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FilterBuilder.CachedFilterBuilder( QueryBuilderFactory queryFactory , FilterBuilderFactory filterFactory , int cach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